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adpis1" style:master-page-name="MP0" style:family="paragraph">
      <style:paragraph-properties fo:break-before="page"/>
    </style:style>
  </office:automatic-styles>
  <office:body>
    <office:text text:use-soft-page-breaks="true">
      <text:h text:style-name="P1" text:outline-level="1">Způsob plánování, rozdělování a realizace zadaných úkolů</text:h>
      <text:p text:style-name="Normální">Plánování / rozdělní práce bylo v prvním sprintu rozděleno v dobré rovnováze ale i přesto jeden z členů týmu nesplnil zadané úkoly a tím narušil chod celého týmu a tím narušil začátek sprintu 2 který se na konec nedotáhnul do 100 %. Sprint 2 byl naplánovaná do 21.12 do 20:00. Sprint měl větší část v před zkouškovém období tím se způsobilo to že členové týmu, kteří nechali práci až ke konci své user story nedotáhly do konec.</text:p>
      <text:h text:style-name="Nadpis1" text:outline-level="1">Míra a formy komunikace<text:s/></text:h>
      <text:p text:style-name="Normální">Komunikace v týmu byla na dobré úrovní i přes menší problémy.</text:p>
      <text:h text:style-name="Nadpis1" text:outline-level="1">Vstřícnost a ochota ke spolupráci</text:h>
      <text:p text:style-name="Normální">Schopnost / ochota pomoct byla možná pouze od jednoho z členů týmu který se v aplikaci vyznal nejlépe. I přesto se ostatní členové snažilo pomoct nebo poradit čas nejhorší, když jakýkoliv člen měl problém stíhat / zvládat svoje zase úkoly.</text:p>
      <text:h text:style-name="Nadpis1" text:outline-level="1">Kreativita a vlastní iniciativa</text:h>
      <text:p text:style-name="Normální">Tyto vlastnosti v našem týmu nebyly velmi rozšířené<text:s/>díky složitosti<text:s/>aplikace,<text:s/>které většině týmu<text:s/>přerostla přes hlavu. S tím přišla nemožnost vlastního rozvoje bez pomoci někoho jiného.</text:p>
      <text:h text:style-name="Nadpis1" text:outline-level="1">Sounáležitost s týmem</text:h>
      <text:p text:style-name="Normální">Tým pracoval po celou dobu projektu spolu nikdo se necítil, že by byl vyřazen z kolektivu.<text:s/></text:p>
      <text:h text:style-name="Nadpis1" text:outline-level="1">Kvalita předkládaných výsledků</text:h>
      <text:p text:style-name="Normální">Kvalita předkládaný výsledků byla zprava na dobré cestě nýbrž sprint 1 dopadl vcelku dobře ale neobešel se bez menší chybičky které způsobila, že chod týmu byl demotivovaný nadále pracovat na projetu ve stejném tempu jako na sprint 1. Druhý sprint nedopadnul dobře a jeho výsledky nedosáhly přepokládaných kvalit jako to bylo u sprintu 1.</text:p>
      <text:h text:style-name="Nadpis1" text:outline-level="1">Dochvilnost v plnění termínů</text:h>
      <text:p text:style-name="Normální">Plnění termínů<text:s/>v našem týmu bylo spatně navrženo, protože jsme měli pouze 2 sprinty tím pádem každý člen si mohl rozložit práci podle svého, ale to zapříčinilo, že většina týmu necítila potřebu něco dělat až do úplného konce sprintu. Tento problém zapříčinil že ve prvním sprintu se nedodal jeden z plánovaných user story a v druhém sprintu se dodaly pouze 2 úplné user story. Tento problém byl ještě zvětšen tím že druhá půlka sprintu 2 byla naplánovaná do před zkouškového období kde nikdo nebyl schopný odhadnout kolik hodin bude možnost strávit na projektu do RSP. Tyto dva problém nás poučil do<text:s/>budoucna,<text:s/>že při pánování je lepší si dávat<text:s/>7–14<text:s/>dní sprinty tím se na tým vytváří umělý<text:s/>tlak,<text:s/>že něco musí být hotové do dalšího<text:s/>týdne.<text:s/>Také pokusit se neplánovat konec nebo i průběh projektu do konce semestru kdy každý člen týmu bude mít jiný časový prostor na to se věnovat své práci.</text:p>
      <text:h text:style-name="Nadpis1" text:outline-level="1">Flexibilita</text:h>
      <text:p text:style-name="Normální">Flexibilita by se dala rozdělit na 2 strany v našem týmu, pokud někdo potřeboval pomoct tak se dalo dohodnout na datum kdy bylo potřeba. Ale z druhé strany flexibilita hodin v našem týmu nebyl možná z důvodu nestíhání vlastní práce u většiny tým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minik Dvořák</meta:initial-creator>
    <dc:creator>Dominik Dvořák</dc:creator>
    <meta:creation-date>2023-12-21T19:30:00Z</meta:creation-date>
    <dc:date>2023-12-21T21:21:00Z</dc:date>
    <meta:template xlink:href="Normal" xlink:type="simple"/>
    <meta:editing-cycles>1</meta:editing-cycles>
    <meta:editing-duration>PT6660S</meta:editing-duration>
    <meta:document-statistic meta:page-count="1" meta:paragraph-count="5" meta:word-count="394" meta:character-count="2720" meta:row-count="19" meta:non-whitespace-character-count="2331"/>
  </office:meta>
</office:document-meta>
</file>